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93.53mm" svg:y="4.72mm">
            <loext:p draw:notify-on-update-of-ranges="Hoja1.B1:Hoja1.B1 Hoja1.B2:Hoja1.B4 Hoja1.C1:Hoja1.C1 Hoja1.C2:Hoja1.C4 Hoja1.D1:Hoja1.D1 Hoja1.D2:Hoja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91.41mm" svg:y="99.88mm">
            <loext:p draw:notify-on-update-of-ranges="Hoja1.B23:Hoja1.B23 Hoja1.B24:Hoja1.B26 Hoja1.C23:Hoja1.C23 Hoja1.C24:Hoja1.C26 Hoja1.D23:Hoja1.D23 Hoja1.D24:Hoja1.D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86mm" svg:x="108.76mm" svg:y="197.59mm">
            <loext:p draw:notify-on-update-of-ranges="Hoja1.B47:Hoja1.B47 Hoja1.B48:Hoja1.B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86mm" svg:x="108.49mm" svg:y="305.33mm">
            <loext:p draw:notify-on-update-of-ranges="Hoja1.C47:Hoja1.C47 Hoja1.C48:Hoja1.C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89.95mm" svg:x="121.7mm" svg:y="405.06mm">
            <loext:p draw:notify-on-update-of-ranges="Hoja1.B92:Hoja1.B92 Hoja1.B93:Hoja1.B10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89.95mm" svg:x="117.84mm" svg:y="506.99mm">
            <loext:p draw:notify-on-update-of-ranges="Hoja1.C92:Hoja1.C92 Hoja1.C93:Hoja1.C10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11" office:value-type="string" calcext:value-type="string">
            <text:p><text:span text:style-name="T1">Static</text:span><text:span text:style-name="T2"> </text:span></text:p>
          </table:table-cell>
          <table:table-cell table:style-name="ce18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12" office:value-type="float" office:value="0.203188" calcext:value-type="float">
            <text:p>0,203188</text:p>
          </table:table-cell>
          <table:table-cell table:style-name="ce12" office:value-type="float" office:value="0.570742" calcext:value-type="float">
            <text:p>0,570742</text:p>
          </table:table-cell>
          <table:table-cell table:style-name="ce12" office:value-type="float" office:value="0.359632" calcext:value-type="float">
            <text:p>0,359632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3" office:value-type="float" office:value="0.158973" calcext:value-type="float">
            <text:p>0,158973</text:p>
          </table:table-cell>
          <table:table-cell table:style-name="ce13" office:value-type="float" office:value="0.507245" calcext:value-type="float">
            <text:p>0,507245</text:p>
          </table:table-cell>
          <table:table-cell table:style-name="ce13" office:value-type="float" office:value="0.356686" calcext:value-type="float">
            <text:p>0,356686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4" office:value-type="float" office:value="0.144849" calcext:value-type="float">
            <text:p>0,144849</text:p>
          </table:table-cell>
          <table:table-cell table:style-name="ce14" office:value-type="float" office:value="0.119722" calcext:value-type="float">
            <text:p>0,119722</text:p>
          </table:table-cell>
          <table:table-cell table:style-name="ce14" office:value-type="float" office:value="0.154356" calcext:value-type="float">
            <text:p>0,15435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15"/>
          <table:table-cell table:style-name="ce19"/>
          <table:table-cell table:style-name="ce5"/>
        </table:table-row>
        <table:table-row table:style-name="ro2" table:number-rows-repeated="2">
          <table:table-cell table:style-name="ce6"/>
          <table:table-cell table:style-name="ce16" table:number-columns-repeated="3"/>
        </table:table-row>
        <table:table-row table:style-name="ro2">
          <table:table-cell table:style-name="ce7"/>
          <table:table-cell table:style-name="ce17" table:number-columns-repeated="3"/>
        </table:table-row>
        <table:table-row table:style-name="ro2" table:number-rows-repeated="2">
          <table:table-cell table:style-name="ce8" table:number-columns-repeated="4"/>
        </table:table-row>
        <table:table-row table:style-name="ro2" table:number-rows-repeated="11">
          <table:table-cell table:number-columns-repeated="4"/>
        </table:table-row>
        <table:table-row table:style-name="ro3">
          <table:table-cell table:style-name="ce1" office:value-type="string" calcext:value-type="string">
            <text:p>Chunk</text:p>
          </table:table-cell>
          <table:table-cell table:style-name="ce11" office:value-type="string" calcext:value-type="string">
            <text:p><text:span text:style-name="T1">Static</text:span><text:span text:style-name="T2"> </text:span></text:p>
          </table:table-cell>
          <table:table-cell table:style-name="ce18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12" office:value-type="float" office:value="0.076158" calcext:value-type="float">
            <text:p>0,076158</text:p>
          </table:table-cell>
          <table:table-cell table:style-name="ce12" office:value-type="float" office:value="0.480049" calcext:value-type="float">
            <text:p>0,480049</text:p>
          </table:table-cell>
          <table:table-cell table:style-name="ce12" office:value-type="float" office:value="0.327435" calcext:value-type="float">
            <text:p>0,327435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3" office:value-type="float" office:value="0.188093" calcext:value-type="float">
            <text:p>0,188093</text:p>
          </table:table-cell>
          <table:table-cell table:style-name="ce13" office:value-type="float" office:value="0.556238" calcext:value-type="float">
            <text:p>0,556238</text:p>
          </table:table-cell>
          <table:table-cell table:style-name="ce13" office:value-type="float" office:value="0.309265" calcext:value-type="float">
            <text:p>0,309265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14" office:value-type="float" office:value="0.091019" calcext:value-type="float">
            <text:p>0,091019</text:p>
          </table:table-cell>
          <table:table-cell table:style-name="ce14" office:value-type="float" office:value="0.097361" calcext:value-type="float">
            <text:p>0,097361</text:p>
          </table:table-cell>
          <table:table-cell table:style-name="ce14" office:value-type="float" office:value="0.164909" calcext:value-type="float">
            <text:p>0,164909</text:p>
          </table:table-cell>
        </table:table-row>
        <table:table-row table:style-name="ro2" table:number-rows-repeated="20">
          <table:table-cell table:number-columns-repeated="4"/>
        </table:table-row>
        <table:table-row table:style-name="ro2">
          <table:table-cell table:style-name="ce9"/>
          <table:table-cell table:style-name="ce10" office:value-type="string" calcext:value-type="string">
            <text:p>Tamaño 100</text:p>
          </table:table-cell>
          <table:table-cell table:style-name="ce10" office:value-type="string" calcext:value-type="string">
            <text:p>Tamaño 1500</text:p>
          </table:table-cell>
          <table:table-cell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8.974274" calcext:value-type="float">
            <text:p>8,974274</text:p>
          </table:table-cell>
          <table:table-cell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0.000584" calcext:value-type="float">
            <text:p>0,000584</text:p>
          </table:table-cell>
          <table:table-cell office:value-type="float" office:value="6.700963" calcext:value-type="float">
            <text:p>6,700963</text:p>
          </table:table-cell>
          <table:table-cell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6.424371" calcext:value-type="float">
            <text:p>6,424371</text:p>
          </table:table-cell>
          <table:table-cell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7.61347" calcext:value-type="float">
            <text:p>7,6134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 table:number-rows-repeated="9">
          <table:table-cell table:style-name="ce8" table:number-columns-repeated="3"/>
          <table:table-cell/>
        </table:table-row>
        <table:table-row table:style-name="ro2" table:number-rows-repeated="30">
          <table:table-cell table:number-columns-repeated="4"/>
        </table:table-row>
        <table:table-row table:style-name="ro2">
          <table:table-cell table:style-name="ce9"/>
          <table:table-cell table:style-name="ce10" office:value-type="string" calcext:value-type="string">
            <text:p>Tamaño 100</text:p>
          </table:table-cell>
          <table:table-cell table:style-name="ce10" office:value-type="string" calcext:value-type="string">
            <text:p>Tamaño 1500</text:p>
          </table:table-cell>
          <table:table-cell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35.455054" calcext:value-type="float">
            <text:p>35,455054</text:p>
          </table:table-cell>
          <table:table-cell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0.01406" calcext:value-type="float">
            <text:p>0,01406</text:p>
          </table:table-cell>
          <table:table-cell office:value-type="float" office:value="17.600267" calcext:value-type="float">
            <text:p>17,600267</text:p>
          </table:table-cell>
          <table:table-cell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office:value-type="float" office:value="0.001012" calcext:value-type="float">
            <text:p>0,001012</text:p>
          </table:table-cell>
          <table:table-cell office:value-type="float" office:value="11.919513" calcext:value-type="float">
            <text:p>11,919513</text:p>
          </table:table-cell>
          <table:table-cell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8.972131" calcext:value-type="float">
            <text:p>8,972131</text:p>
          </table:table-cell>
          <table:table-cell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office:value-type="float" office:value="0.000588" calcext:value-type="float">
            <text:p>0,000588</text:p>
          </table:table-cell>
          <table:table-cell office:value-type="float" office:value="7.1608002" calcext:value-type="float">
            <text:p>7,1608002</text:p>
          </table:table-cell>
          <table:table-cell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5.999749" calcext:value-type="float">
            <text:p>5,999749</text:p>
          </table:table-cell>
          <table:table-cell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5.1712" calcext:value-type="float">
            <text:p>5,1712</text:p>
          </table:table-cell>
          <table:table-cell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4.53346" calcext:value-type="float">
            <text:p>4,53346</text:p>
          </table:table-cell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office:value-type="float" office:value="0.002128" calcext:value-type="float">
            <text:p>0,002128</text:p>
          </table:table-cell>
          <table:table-cell office:value-type="float" office:value="3.99311" calcext:value-type="float">
            <text:p>3,99311</text:p>
          </table:table-cell>
          <table:table-cell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float" office:value="0.000428" calcext:value-type="float">
            <text:p>0,000428</text:p>
          </table:table-cell>
          <table:table-cell office:value-type="float" office:value="3.54852" calcext:value-type="float">
            <text:p>3,54852</text:p>
          </table:table-cell>
          <table:table-cell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3.3254585" calcext:value-type="float">
            <text:p>3,3254585</text:p>
          </table:table-cell>
          <table:table-cell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float" office:value="0.000385" calcext:value-type="float">
            <text:p>0,000385</text:p>
          </table:table-cell>
          <table:table-cell office:value-type="float" office:value="3.021457" calcext:value-type="float">
            <text:p>3,0214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6:52:23.6047609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0:17:15.026181939</meta:creation-date>
    <dc:date>2017-05-11T17:48:11.190964378</dc:date>
    <meta:editing-duration>PT1H36M36S</meta:editing-duration>
    <meta:editing-cycles>6</meta:editing-cycles>
    <meta:generator>LibreOffice/5.1.6.2$Linux_X86_64 LibreOffice_project/10m0$Build-2</meta:generator>
    <meta:document-statistic meta:table-count="1" meta:cell-count="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703cm" style:legend-expansion="high" chart:style-name="ch2"/>
        <chart:plot-area chart:style-name="ch3" table:cell-range-address="Hoja1.B1:Hoja1.D4" chart:data-source-has-labels="row" svg:x="0.32cm" svg:y="0.18cm" svg:width="12.667cm" svg:height="8.64cm">
          <chartooo:coordinate-region svg:x="1.047cm" svg:y="0.38cm" svg:width="11.84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line">
            <chart:data-point chart:repeated="3"/>
          </chart:series>
          <chart:series chart:style-name="ch7" chart:values-cell-range-address="Hoja1.C2:Hoja1.C4" chart:label-cell-address="Hoja1.C1:Hoja1.C1" chart:class="chart:line">
            <chart:data-point chart:repeated="3"/>
          </chart:series>
          <chart:series chart:style-name="ch8" chart:values-cell-range-address="Hoja1.D2:Hoja1.D4" chart:label-cell-address="Hoja1.D1:Hoja1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B1:Hoja1.B1</svg:desc>
                </draw:g>
              </table:table-cell>
              <table:table-cell office:value-type="string">
                <text:p>Dynamic</text:p>
                <draw:g>
                  <svg:desc>Hoja1.C1:Hoja1.C1</svg:desc>
                </draw:g>
              </table:table-cell>
              <table:table-cell office:value-type="string">
                <text:p>Guided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188">
                <text:p>0.203188</text:p>
                <draw:g>
                  <svg:desc>Hoja1.B2:Hoja1.B4</svg:desc>
                </draw:g>
              </table:table-cell>
              <table:table-cell office:value-type="float" office:value="0.570742">
                <text:p>0.570742</text:p>
                <draw:g>
                  <svg:desc>Hoja1.C2:Hoja1.C4</svg:desc>
                </draw:g>
              </table:table-cell>
              <table:table-cell office:value-type="float" office:value="0.359632">
                <text:p>0.359632</text:p>
                <draw:g>
                  <svg:desc>Hoja1.D2:Hoja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973">
                <text:p>0.158973</text:p>
              </table:table-cell>
              <table:table-cell office:value-type="float" office:value="0.507245">
                <text:p>0.507245</text:p>
              </table:table-cell>
              <table:table-cell office:value-type="float" office:value="0.356686">
                <text:p>0.356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4849">
                <text:p>0.144849</text:p>
              </table:table-cell>
              <table:table-cell office:value-type="float" office:value="0.119722">
                <text:p>0.119722</text:p>
              </table:table-cell>
              <table:table-cell office:value-type="float" office:value="0.154356">
                <text:p>0.154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05cm" svg:y="3.705cm" style:legend-expansion="high" chart:style-name="ch2"/>
        <chart:plot-area chart:style-name="ch3" table:cell-range-address="Hoja1.B23:Hoja1.D26" chart:data-source-has-labels="row" svg:x="0.319cm" svg:y="0.18cm" svg:width="12.667cm" svg:height="8.645cm">
          <chartooo:coordinate-region svg:x="1.046cm" svg:y="0.38cm" svg:width="11.84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4:Hoja1.B26" chart:label-cell-address="Hoja1.B23:Hoja1.B23" chart:class="chart:line">
            <chart:data-point chart:repeated="3"/>
          </chart:series>
          <chart:series chart:style-name="ch7" chart:values-cell-range-address="Hoja1.C24:Hoja1.C26" chart:label-cell-address="Hoja1.C23:Hoja1.C23" chart:class="chart:line">
            <chart:data-point chart:repeated="3"/>
          </chart:series>
          <chart:series chart:style-name="ch8" chart:values-cell-range-address="Hoja1.D24:Hoja1.D26" chart:label-cell-address="Hoja1.D23:Hoja1.D2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</text:p>
                <draw:g>
                  <svg:desc>Hoja1.B23:Hoja1.B23</svg:desc>
                </draw:g>
              </table:table-cell>
              <table:table-cell office:value-type="string">
                <text:p>Dynamic</text:p>
                <draw:g>
                  <svg:desc>Hoja1.C23:Hoja1.C23</svg:desc>
                </draw:g>
              </table:table-cell>
              <table:table-cell office:value-type="string">
                <text:p>Guided</text:p>
                <draw:g>
                  <svg:desc>Hoja1.D23:Hoja1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158">
                <text:p>0.076158</text:p>
                <draw:g>
                  <svg:desc>Hoja1.B24:Hoja1.B26</svg:desc>
                </draw:g>
              </table:table-cell>
              <table:table-cell office:value-type="float" office:value="0.480049">
                <text:p>0.480049</text:p>
                <draw:g>
                  <svg:desc>Hoja1.C24:Hoja1.C26</svg:desc>
                </draw:g>
              </table:table-cell>
              <table:table-cell office:value-type="float" office:value="0.327435">
                <text:p>0.327435</text:p>
                <draw:g>
                  <svg:desc>Hoja1.D24:Hoja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093">
                <text:p>0.188093</text:p>
              </table:table-cell>
              <table:table-cell office:value-type="float" office:value="0.556238">
                <text:p>0.556238</text:p>
              </table:table-cell>
              <table:table-cell office:value-type="float" office:value="0.309265">
                <text:p>0.309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1019">
                <text:p>0.091019</text:p>
              </table:table-cell>
              <table:table-cell office:value-type="float" office:value="0.097361">
                <text:p>0.097361</text:p>
              </table:table-cell>
              <table:table-cell office:value-type="float" office:value="0.164909">
                <text:p>0.164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7cm" xlink:href=".." xlink:type="simple" chart:class="chart:line" chart:style-name="ch1">
        <chart:legend chart:legend-position="end" svg:x="12.802cm" svg:y="4.194cm" style:legend-expansion="high" chart:style-name="ch2"/>
        <chart:plot-area chart:style-name="ch3" table:cell-range-address="Hoja1.B47:Hoja1.B51" chart:data-source-has-labels="row" svg:x="0.319cm" svg:y="0.179cm" svg:width="12.164cm" svg:height="8.629cm">
          <chartooo:coordinate-region svg:x="1.602cm" svg:y="0.378cm" svg:width="10.787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48:Hoja1.B51" chart:label-cell-address="Hoja1.B47:Hoja1.B4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00</text:p>
                <draw:g>
                  <svg:desc>Hoja1.B47:Hoja1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9">
                <text:p>0.00119</text:p>
                <draw:g>
                  <svg:desc>Hoja1.B48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4">
                <text:p>0.00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87cm" xlink:href=".." xlink:type="simple" chart:class="chart:line" chart:style-name="ch1">
        <chart:legend chart:legend-position="end" svg:x="12.617cm" svg:y="4.194cm" style:legend-expansion="high" chart:style-name="ch2"/>
        <chart:plot-area chart:style-name="ch3" table:cell-range-address="Hoja1.C47:Hoja1.C51" chart:data-source-has-labels="row" svg:x="0.319cm" svg:y="0.179cm" svg:width="11.979cm" svg:height="8.629cm">
          <chartooo:coordinate-region svg:x="0.755cm" svg:y="0.378cm" svg:width="11.264cm" svg:height="7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48:Hoja1.C51" chart:label-cell-address="Hoja1.C47:Hoja1.C4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500</text:p>
                <draw:g>
                  <svg:desc>Hoja1.C47:Hoja1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74274">
                <text:p>8.974274</text:p>
                <draw:g>
                  <svg:desc>Hoja1.C48:Hoja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00963">
                <text:p>6.70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24371">
                <text:p>6.424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1347">
                <text:p>7.61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line" chart:style-name="ch1">
        <chart:legend chart:legend-position="end" svg:x="12.802cm" svg:y="4.199cm" style:legend-expansion="high" chart:style-name="ch2"/>
        <chart:plot-area chart:style-name="ch3" table:cell-range-address="Hoja1.B92:Hoja1.B104" chart:data-source-has-labels="row" svg:x="0.319cm" svg:y="0.179cm" svg:width="12.164cm" svg:height="8.638cm">
          <chartooo:coordinate-region svg:x="1.417cm" svg:y="0.378cm" svg:width="10.87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93:Hoja1.B104" chart:label-cell-address="Hoja1.B92:Hoja1.B9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00</text:p>
                <draw:g>
                  <svg:desc>Hoja1.B92:Hoja1.B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9">
                <text:p>0.00279</text:p>
                <draw:g>
                  <svg:desc>Hoja1.B93:Hoja1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06">
                <text:p>0.01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55">
                <text:p>0.000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128">
                <text:p>0.002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5">
                <text:p>0.000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line" chart:style-name="ch1">
        <chart:legend chart:legend-position="end" svg:x="12.617cm" svg:y="4.199cm" style:legend-expansion="high" chart:style-name="ch2"/>
        <chart:plot-area chart:style-name="ch3" table:cell-range-address="Hoja1.C92:Hoja1.C104" chart:data-source-has-labels="row" svg:x="0.319cm" svg:y="0.179cm" svg:width="11.979cm" svg:height="8.638cm">
          <chartooo:coordinate-region svg:x="0.94cm" svg:y="0.378cm" svg:width="11.17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93:Hoja1.C104" chart:label-cell-address="Hoja1.C92:Hoja1.C9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1500</text:p>
                <draw:g>
                  <svg:desc>Hoja1.C92:Hoja1.C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455054">
                <text:p>35.455054</text:p>
                <draw:g>
                  <svg:desc>Hoja1.C93:Hoja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600267">
                <text:p>17.600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19513">
                <text:p>11.91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72131">
                <text:p>8.97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608002">
                <text:p>7.1608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99749">
                <text:p>5.999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712">
                <text:p>5.1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346">
                <text:p>4.53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311">
                <text:p>3.99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4852">
                <text:p>3.54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254585">
                <text:p>3.3254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1457">
                <text:p>3.0214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